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4C00000140ED033B4E.png"/>
  <manifest:file-entry manifest:media-type="image/png" manifest:full-path="Pictures/100002010000014C000001414D9E865F.png"/>
  <manifest:file-entry manifest:media-type="image/png" manifest:full-path="Pictures/100002010000014D0000013F5F97E640.png"/>
  <manifest:file-entry manifest:media-type="image/png" manifest:full-path="Pictures/100002010000014B0000013F3465E403.png"/>
  <manifest:file-entry manifest:media-type="image/png" manifest:full-path="Pictures/100002010000014B000001418B22C7FB.png"/>
  <manifest:file-entry manifest:media-type="image/png" manifest:full-path="Pictures/100002010000014C0000013FF66D9560.png"/>
  <manifest:file-entry manifest:media-type="image/png" manifest:full-path="Pictures/100002010000014D00000140F75B3C1A.png"/>
  <manifest:file-entry manifest:media-type="image/png" manifest:full-path="Pictures/100002010000014B0000013FBD9AFA3B.png"/>
  <manifest:file-entry manifest:media-type="image/png" manifest:full-path="Pictures/100002010000014D0000013F7D5CCAC6.png"/>
  <manifest:file-entry manifest:media-type="image/png" manifest:full-path="Pictures/100002010000014D0000013F11DCADAB.png"/>
  <manifest:file-entry manifest:media-type="image/png" manifest:full-path="Pictures/100002010000014C00000140CB843850.png"/>
  <manifest:file-entry manifest:media-type="image/png" manifest:full-path="Pictures/100002010000014E0000013F13D7A5A4.png"/>
  <manifest:file-entry manifest:media-type="image/png" manifest:full-path="Pictures/100002010000014C00000140FA4717CB.png"/>
  <manifest:file-entry manifest:media-type="image/png" manifest:full-path="Pictures/100002010000014A0000014068DDD880.png"/>
  <manifest:file-entry manifest:media-type="image/png" manifest:full-path="Pictures/100002010000014D00000140F0D80263.png"/>
  <manifest:file-entry manifest:media-type="image/png" manifest:full-path="Pictures/100002010000014A00000140A25EC7F5.png"/>
  <manifest:file-entry manifest:media-type="image/png" manifest:full-path="Pictures/100002010000014C0000013F6D691096.png"/>
  <manifest:file-entry manifest:media-type="image/png" manifest:full-path="Pictures/100002010000014B0000014091EAC625.png"/>
  <manifest:file-entry manifest:media-type="image/png" manifest:full-path="Pictures/100002010000014D0000013F78FA59D8.png"/>
  <manifest:file-entry manifest:media-type="image/png" manifest:full-path="Pictures/100002010000014C0000013F40AEBD78.png"/>
  <manifest:file-entry manifest:media-type="image/png" manifest:full-path="Pictures/100002010000014C0000014015627482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244cm"/>
    </style:style>
    <style:style style:name="gr3" style:family="graphic" style:parent-style-name="standard">
      <style:graphic-properties draw:stroke="none" svg:stroke-color="#000000" draw:fill="none" draw:fill-color="#ffffff" fo:min-height="0.495cm"/>
    </style:style>
    <style:style style:name="gr4" style:family="graphic" style:parent-style-name="objectwithoutfill">
      <style:graphic-properties draw:stroke="dash" draw:stroke-dash="Fine_20_Dashed_20__28_var_29_" svg:stroke-width="0.051cm" svg:stroke-color="#00ff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draw:fill="none" fo:min-height="0.506cm"/>
    </style:style>
    <style:style style:name="gr6" style:family="graphic" style:parent-style-name="standard">
      <style:graphic-properties draw:stroke="none" draw:fill="none" fo:min-height="0.493cm"/>
    </style:style>
    <style:style style:name="gr7" style:family="graphic" style:parent-style-name="standard">
      <style:graphic-properties draw:stroke="none" svg:stroke-color="#000000" draw:fill="none" draw:fill-color="#ffffff" fo:min-height="0.836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line-height="100%" fo:text-align="center"/>
      <style:text-properties fo:font-family="'Avenir Next Medium'" style:font-pitch="variable" fo:font-size="10.5pt" style:font-size-asian="10.5pt" style:font-size-complex="10.5pt"/>
    </style:style>
    <style:style style:name="P4" style:family="paragraph">
      <style:paragraph-properties fo:line-height="100%" fo:text-align="center"/>
      <style:text-properties fo:color="#00ff00"/>
    </style:style>
    <style:style style:name="P5" style:family="paragraph">
      <style:paragraph-properties fo:line-height="100%" fo:text-align="center"/>
      <style:text-properties fo:color="#00ff00" fo:font-family="'Avenir Next Medium'" style:font-pitch="variable" fo:font-size="10.5pt" style:font-size-asian="10.5pt" style:font-size-complex="10.5pt"/>
    </style:style>
    <style:style style:name="T1" style:family="text">
      <style:text-properties fo:font-family="'Avenir Next Medium'" style:font-pitch="variable" fo:font-size="10.5pt" style:font-size-asian="10.5pt" style:font-size-complex="10.5pt"/>
    </style:style>
    <style:style style:name="T2" style:family="text">
      <style:text-properties fo:color="#00ff00" fo:font-family="'Avenir Next Medium'" style:font-pitch="variable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4cm" svg:height="2.438cm" svg:x="0.106cm" svg:y="4.264cm">
          <draw:image xlink:href="Pictures/100002010000014C0000013F40AEBD78.png" xlink:type="simple" xlink:show="embed" xlink:actuate="onLoad">
            <text:p/>
          </draw:image>
        </draw:frame>
        <draw:frame draw:style-name="gr1" draw:text-style-name="P1" draw:layer="layout" svg:width="2.54cm" svg:height="2.438cm" svg:x="0.106cm" svg:y="1.192cm">
          <draw:image xlink:href="Pictures/100002010000014C00000140CB843850.png" xlink:type="simple" xlink:show="embed" xlink:actuate="onLoad">
            <text:p/>
          </draw:image>
        </draw:frame>
        <draw:frame draw:style-name="gr1" draw:text-style-name="P1" draw:layer="layout" svg:width="2.54cm" svg:height="2.464cm" svg:x="2.114cm" svg:y="1.179cm">
          <draw:image xlink:href="Pictures/100002010000014B0000014091EAC625.png" xlink:type="simple" xlink:show="embed" xlink:actuate="onLoad">
            <text:p/>
          </draw:image>
        </draw:frame>
        <draw:frame draw:style-name="gr1" draw:text-style-name="P1" draw:layer="layout" svg:width="2.54cm" svg:height="2.438cm" svg:x="2.114cm" svg:y="4.264cm">
          <draw:image xlink:href="Pictures/100002010000014D0000013F78FA59D8.png" xlink:type="simple" xlink:show="embed" xlink:actuate="onLoad">
            <text:p/>
          </draw:image>
        </draw:frame>
        <draw:frame draw:style-name="gr2" draw:text-style-name="P3" draw:layer="layout" svg:width="1.003cm" svg:height="0.755cm" svg:x="0.128cm" svg:y="6.029cm">
          <draw:text-box>
            <text:p text:style-name="P2"><text:span text:style-name="T1">T1</text:span></text:p>
          </draw:text-box>
        </draw:frame>
        <draw:frame draw:style-name="gr2" draw:text-style-name="P3" draw:layer="layout" svg:width="1.174cm" svg:height="0.755cm" svg:x="2.048cm" svg:y="3.176cm">
          <draw:text-box>
            <text:p text:style-name="P2"><text:span text:style-name="T1">T1c</text:span></text:p>
          </draw:text-box>
        </draw:frame>
        <draw:frame draw:style-name="gr2" draw:text-style-name="P3" draw:layer="layout" svg:width="1.003cm" svg:height="0.755cm" svg:x="2.134cm" svg:y="6.029cm">
          <draw:text-box>
            <text:p text:style-name="P2"><text:span text:style-name="T1">T2</text:span></text:p>
          </draw:text-box>
        </draw:frame>
        <draw:frame draw:style-name="gr3" draw:text-style-name="P3" draw:layer="layout" svg:width="1.003cm" svg:height="0.755cm" svg:x="0.128cm" svg:y="3.176cm">
          <draw:text-box>
            <text:p text:style-name="P2"><text:span text:style-name="T1">FL</text:span></text:p>
          </draw:text-box>
        </draw:frame>
        <draw:line draw:style-name="gr4" draw:text-style-name="P1" draw:layer="layout" svg:x1="4.85cm" svg:y1="7.19cm" svg:x2="4.851cm" svg:y2="0.4cm">
          <text:p/>
        </draw:line>
        <draw:g>
          <draw:frame draw:style-name="gr1" draw:text-style-name="P1" draw:layer="layout" svg:width="1.778cm" svg:height="1.702cm" svg:x="5.247cm" svg:y="1.247cm">
            <draw:image xlink:href="Pictures/100002010000014D0000013F5F97E640.png" xlink:type="simple" xlink:show="embed" xlink:actuate="onLoad">
              <text:p/>
            </draw:image>
          </draw:frame>
          <draw:frame draw:style-name="gr1" draw:text-style-name="P1" draw:layer="layout" svg:width="1.778cm" svg:height="1.702cm" svg:x="9.5cm" svg:y="1.247cm">
            <draw:image xlink:href="Pictures/100002010000014E0000013F13D7A5A4.png" xlink:type="simple" xlink:show="embed" xlink:actuate="onLoad">
              <text:p/>
            </draw:image>
          </draw:frame>
          <draw:frame draw:style-name="gr1" draw:text-style-name="P1" draw:layer="layout" svg:width="1.778cm" svg:height="1.702cm" svg:x="6.665cm" svg:y="1.247cm">
            <draw:image xlink:href="Pictures/100002010000014D0000013F7D5CCAC6.png" xlink:type="simple" xlink:show="embed" xlink:actuate="onLoad">
              <text:p/>
            </draw:image>
          </draw:frame>
          <draw:frame draw:style-name="gr1" draw:text-style-name="P1" draw:layer="layout" svg:width="1.778cm" svg:height="1.727cm" svg:x="8.083cm" svg:y="1.235cm">
            <draw:image xlink:href="Pictures/100002010000014A0000014068DDD880.png" xlink:type="simple" xlink:show="embed" xlink:actuate="onLoad">
              <text:p/>
            </draw:image>
          </draw:frame>
          <draw:frame draw:style-name="gr1" draw:text-style-name="P1" draw:layer="layout" svg:width="1.778cm" svg:height="1.702cm" svg:x="10.918cm" svg:y="1.247cm">
            <draw:image xlink:href="Pictures/100002010000014B0000013F3465E403.png" xlink:type="simple" xlink:show="embed" xlink:actuate="onLoad">
              <text:p/>
            </draw:image>
          </draw:frame>
        </draw:g>
        <draw:frame draw:style-name="gr2" draw:text-style-name="P5" draw:layer="layout" svg:width="3.412cm" svg:height="0.755cm" svg:x="7.265cm" svg:y="0.416cm">
          <draw:text-box>
            <text:p text:style-name="P4"><text:span text:style-name="T2">GMM-based</text:span></text:p>
          </draw:text-box>
        </draw:frame>
        <draw:frame draw:style-name="gr1" draw:text-style-name="P1" draw:layer="layout" svg:width="1.778cm" svg:height="1.702cm" svg:x="5.385cm" svg:y="4.266cm">
          <draw:image xlink:href="Pictures/100002010000014C0000014015627482.png" xlink:type="simple" xlink:show="embed" xlink:actuate="onLoad">
            <text:p/>
          </draw:image>
        </draw:frame>
        <draw:frame draw:style-name="gr1" draw:text-style-name="P1" draw:layer="layout" svg:width="1.778cm" svg:height="1.727cm" svg:x="7.371cm" svg:y="4.223cm">
          <draw:image xlink:href="Pictures/100002010000014B000001418B22C7FB.png" xlink:type="simple" xlink:show="embed" xlink:actuate="onLoad">
            <text:p/>
          </draw:image>
        </draw:frame>
        <draw:frame draw:style-name="gr2" draw:text-style-name="P5" draw:layer="layout" svg:width="3.785cm" svg:height="0.755cm" svg:x="0.539cm" svg:y="0.27cm">
          <draw:text-box>
            <text:p text:style-name="P4"><text:span text:style-name="T2">Multi-modal input</text:span></text:p>
          </draw:text-box>
        </draw:frame>
        <draw:frame draw:style-name="gr1" draw:text-style-name="P1" draw:layer="layout" svg:width="1.778cm" svg:height="1.702cm" svg:x="9.357cm" svg:y="4.208cm">
          <draw:image xlink:href="Pictures/100002010000014D00000140F0D80263.png" xlink:type="simple" xlink:show="embed" xlink:actuate="onLoad">
            <text:p/>
          </draw:image>
        </draw:frame>
        <draw:frame draw:style-name="gr1" draw:text-style-name="P1" draw:layer="layout" svg:width="1.778cm" svg:height="1.702cm" svg:x="11.343cm" svg:y="4.262cm">
          <draw:image xlink:href="Pictures/100002010000014D00000140F75B3C1A.png" xlink:type="simple" xlink:show="embed" xlink:actuate="onLoad">
            <text:p/>
          </draw:image>
        </draw:frame>
        <draw:frame draw:style-name="gr5" draw:text-style-name="P3" draw:layer="layout" svg:width="2.441cm" svg:height="0.756cm" svg:x="7.751cm" svg:y="2.983cm">
          <draw:text-box draw:corner-radius="0.037cm">
            <text:p text:style-name="P2"><text:span text:style-name="T1">posteriors</text:span></text:p>
          </draw:text-box>
        </draw:frame>
        <draw:frame draw:style-name="gr5" draw:text-style-name="P3" draw:layer="layout" svg:width="2.612cm" svg:height="0.756cm" svg:x="6.949cm" svg:y="5.826cm">
          <draw:text-box draw:corner-radius="0.037cm">
            <text:p text:style-name="P2"><text:span text:style-name="T1">elongation</text:span></text:p>
          </draw:text-box>
        </draw:frame>
        <draw:frame draw:style-name="gr6" draw:text-style-name="P3" draw:layer="layout" svg:width="2.106cm" svg:height="0.755cm" svg:x="9.221cm" svg:y="5.825cm">
          <draw:text-box draw:corner-radius="0.037cm">
            <text:p text:style-name="P2"><text:span text:style-name="T1">volume</text:span></text:p>
          </draw:text-box>
        </draw:frame>
        <draw:frame draw:style-name="gr5" draw:text-style-name="P3" draw:layer="layout" svg:width="2.612cm" svg:height="0.756cm" svg:x="4.944cm" svg:y="5.826cm">
          <draw:text-box draw:corner-radius="0.037cm">
            <text:p text:style-name="P2"><text:span text:style-name="T1">eccentricity</text:span></text:p>
          </draw:text-box>
        </draw:frame>
        <draw:frame draw:style-name="gr5" draw:text-style-name="P3" draw:layer="layout" svg:width="1.999cm" svg:height="1.259cm" svg:x="11.249cm" svg:y="5.826cm">
          <draw:text-box draw:corner-radius="0.037cm">
            <text:p text:style-name="P2"><text:span text:style-name="T1">surface/</text:span></text:p>
            <text:p text:style-name="P2"><text:span text:style-name="T1">volume</text:span></text:p>
          </draw:text-box>
        </draw:frame>
        <draw:g>
          <draw:frame draw:style-name="gr1" draw:text-style-name="P1" draw:layer="layout" svg:width="1.778cm" svg:height="1.702cm" svg:x="20.01cm" svg:y="4.769cm">
            <draw:image xlink:href="Pictures/100002010000014D0000013F11DCADAB.png" xlink:type="simple" xlink:show="embed" xlink:actuate="onLoad">
              <text:p/>
            </draw:image>
          </draw:frame>
          <draw:frame draw:style-name="gr1" draw:text-style-name="P1" draw:layer="layout" svg:width="1.778cm" svg:height="1.702cm" svg:x="14.231cm" svg:y="4.769cm">
            <draw:image xlink:href="Pictures/100002010000014C00000140ED033B4E.png" xlink:type="simple" xlink:show="embed" xlink:actuate="onLoad">
              <text:p/>
            </draw:image>
          </draw:frame>
          <draw:frame draw:style-name="gr1" draw:text-style-name="P1" draw:layer="layout" svg:width="1.778cm" svg:height="1.727cm" svg:x="16.157cm" svg:y="4.769cm">
            <draw:image xlink:href="Pictures/100002010000014C000001414D9E865F.png" xlink:type="simple" xlink:show="embed" xlink:actuate="onLoad">
              <text:p/>
            </draw:image>
          </draw:frame>
          <draw:frame draw:style-name="gr1" draw:text-style-name="P1" draw:layer="layout" svg:width="1.778cm" svg:height="1.702cm" svg:x="18.084cm" svg:y="4.769cm">
            <draw:image xlink:href="Pictures/100002010000014C00000140FA4717CB.png" xlink:type="simple" xlink:show="embed" xlink:actuate="onLoad">
              <text:p/>
            </draw:image>
          </draw:frame>
          <draw:frame draw:style-name="gr2" draw:text-style-name="P5" draw:layer="layout" svg:width="6.398cm" svg:height="0.755cm" svg:x="14.887cm" svg:y="3.93cm">
            <draw:text-box>
              <text:p text:style-name="P4"><text:span text:style-name="T2">Neighborhood statistical images</text:span></text:p>
            </draw:text-box>
          </draw:frame>
          <draw:frame draw:style-name="gr5" draw:text-style-name="P3" draw:layer="layout" svg:width="2.006cm" svg:height="0.756cm" svg:x="14.117cm" svg:y="6.261cm">
            <draw:text-box draw:corner-radius="0.037cm">
              <text:p text:style-name="P2"><text:span text:style-name="T1">mean</text:span></text:p>
            </draw:text-box>
          </draw:frame>
          <draw:frame draw:style-name="gr5" draw:text-style-name="P3" draw:layer="layout" svg:width="2.612cm" svg:height="1.259cm" svg:x="15.74cm" svg:y="6.261cm">
            <draw:text-box draw:corner-radius="0.037cm">
              <text:p text:style-name="P2"><text:span text:style-name="T1">standard deviation</text:span></text:p>
            </draw:text-box>
          </draw:frame>
          <draw:frame draw:style-name="gr5" draw:text-style-name="P3" draw:layer="layout" svg:width="2.612cm" svg:height="0.756cm" svg:x="17.667cm" svg:y="6.261cm">
            <draw:text-box draw:corner-radius="0.037cm">
              <text:p text:style-name="P2"><text:span text:style-name="T1">skewness</text:span></text:p>
            </draw:text-box>
          </draw:frame>
          <draw:frame draw:style-name="gr5" draw:text-style-name="P3" draw:layer="layout" svg:width="2.612cm" svg:height="0.756cm" svg:x="19.593cm" svg:y="6.261cm">
            <draw:text-box draw:corner-radius="0.037cm">
              <text:p text:style-name="P2"><text:span text:style-name="T1">entropy</text:span></text:p>
            </draw:text-box>
          </draw:frame>
        </draw:g>
        <draw:frame draw:style-name="gr2" draw:text-style-name="P3" draw:layer="layout" svg:width="2.259cm" svg:height="0.755cm" svg:x="12.928cm" svg:y="2.639cm">
          <draw:text-box>
            <text:p text:style-name="P2"><text:span text:style-name="T1">difference</text:span></text:p>
          </draw:text-box>
        </draw:frame>
        <draw:frame draw:style-name="gr1" draw:text-style-name="P1" draw:layer="layout" svg:width="1.778cm" svg:height="1.702cm" svg:x="20.197cm" svg:y="0.913cm">
          <draw:image xlink:href="Pictures/100002010000014B0000013FBD9AFA3B.png" xlink:type="simple" xlink:show="embed" xlink:actuate="onLoad">
            <text:p/>
          </draw:image>
        </draw:frame>
        <draw:frame draw:style-name="gr1" draw:text-style-name="P1" draw:layer="layout" svg:width="1.778cm" svg:height="1.702cm" svg:x="17.463cm" svg:y="0.987cm">
          <draw:image xlink:href="Pictures/100002010000014C0000013F6D691096.png" xlink:type="simple" xlink:show="embed" xlink:actuate="onLoad">
            <text:p/>
          </draw:image>
        </draw:frame>
        <draw:frame draw:style-name="gr7" draw:text-style-name="P3" draw:layer="layout" svg:width="2.525cm" svg:height="1.259cm" svg:x="19.824cm" svg:y="2.536cm">
          <draw:text-box>
            <text:p text:style-name="P2"><text:span text:style-name="T1">normalized</text:span></text:p>
            <text:p text:style-name="P2"><text:span text:style-name="T1">distance</text:span></text:p>
          </draw:text-box>
        </draw:frame>
        <draw:frame draw:style-name="gr2" draw:text-style-name="P3" draw:layer="layout" svg:width="2.839cm" svg:height="1.259cm" svg:x="16.875cm" svg:y="2.614cm">
          <draw:text-box>
            <text:p text:style-name="P2"><text:span text:style-name="T1">log</text:span></text:p>
            <text:p text:style-name="P2"><text:span text:style-name="T1">Jacobian</text:span></text:p>
          </draw:text-box>
        </draw:frame>
        <draw:frame draw:style-name="gr1" draw:text-style-name="P1" draw:layer="layout" svg:width="1.778cm" svg:height="1.727cm" svg:x="13.208cm" svg:y="0.987cm">
          <draw:image xlink:href="Pictures/100002010000014A00000140A25EC7F5.png" xlink:type="simple" xlink:show="embed" xlink:actuate="onLoad">
            <text:p/>
          </draw:image>
        </draw:frame>
        <draw:frame draw:style-name="gr1" draw:text-style-name="P1" draw:layer="layout" svg:width="1.778cm" svg:height="1.702cm" svg:x="15.336cm" svg:y="0.987cm">
          <draw:image xlink:href="Pictures/100002010000014C0000013FF66D9560.png" xlink:type="simple" xlink:show="embed" xlink:actuate="onLoad">
            <text:p/>
          </draw:image>
        </draw:frame>
        <draw:frame draw:style-name="gr2" draw:text-style-name="P5" draw:layer="layout" svg:width="3.977cm" svg:height="0.755cm" svg:x="14.368cm" svg:y="0.236cm">
          <draw:text-box>
            <text:p text:style-name="P4"><text:span text:style-name="T2">Template-based</text:span></text:p>
          </draw:text-box>
        </draw:frame>
        <draw:frame draw:style-name="gr2" draw:text-style-name="P5" draw:layer="layout" svg:width="2.976cm" svg:height="0.755cm" svg:x="19.598cm" svg:y="0.272cm">
          <draw:text-box>
            <text:p text:style-name="P4"><text:span text:style-name="T2">Miscellaneous</text:span></text:p>
          </draw:text-box>
        </draw:frame>
        <draw:frame draw:style-name="gr2" draw:text-style-name="P3" draw:layer="layout" svg:width="2.839cm" svg:height="1.259cm" svg:x="14.787cm" svg:y="2.614cm">
          <draw:text-box>
            <text:p text:style-name="P2"><text:span text:style-name="T1">contralateral</text:span></text:p>
            <text:p text:style-name="P2"><text:span text:style-name="T1">differen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86cm" fo:page-height="7.62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holas Tustison</meta:initial-creator>
    <meta:creation-date>2013-03-29T21:07:01</meta:creation-date>
    <dc:date>2013-03-30T09:16:07</dc:date>
    <dc:creator>Nicholas Tustison</dc:creator>
    <meta:editing-duration>PT3H51M32S</meta:editing-duration>
    <meta:editing-cycles>15</meta:editing-cycles>
    <meta:generator>OpenOffice.org/3.4.1$Unix OpenOffice.org_project/341m1$Build-9593</meta:generator>
    <meta:document-statistic meta:object-count="46"/>
  </office:meta>
</office:document-meta>
</file>